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develop-an-android-device"/>Develop an Android Device</text:h>
      <text:p text:style-name="Text_20_body">As an open source operating system, Android offers device and chip manufacturers <text:a xlink:type="simple" xlink:href="https://source.android.com/devices/architecture">hardware abstraction layers (HALs)</text:a> to be implemented as interfaces for common mobile OS functions.</text:p>
      <text:p text:style-name="Text_20_body">These HALs now come in the even more portable and persistent <text:a xlink:type="simple" xlink:href="https://source.android.com/devices/architecture/hidl">HAL interface definition language (HIDL)</text:a>. HIDL enables the framework to be replaced without rebuilding the HALs.</text:p>
      <text:h text:style-name="Heading_20_2" text:outline-level="2"><text:bookmark text:name="audio"/>Audio</text:h>
      <text:p text:style-name="Text_20_body">Android's <text:a xlink:type="simple" xlink:href="https://source.android.com/devices/audio">audio</text:a> HAL connects the higher-level, audio-specific framework APIs to the underlying audio driver and hardware.</text:p>
      <text:h text:style-name="Heading_20_2" text:outline-level="2"><text:bookmark text:name="camera"/>Camera</text:h>
      <text:p text:style-name="Text_20_body">Android's <text:a xlink:type="simple" xlink:href="https://source.android.com/devices/audio">audio</text:a> HAL connects the higher-level, audio-specific framework APIs to the underlying audio driver and hardware.</text:p>
      <text:h text:style-name="Heading_20_2" text:outline-level="2"><text:bookmark text:name="connectivity"/>Connectivity</text:h>
      <text:p text:style-name="Text_20_body">This section describes implementation of standard Android <text:a xlink:type="simple" xlink:href="https://source.android.com/devices/tech/connect">connectivity</text:a> protocols and describes use of related features, including Bluetooth, NFC, Wi-Fi, Telephony, and more.</text:p>
      <text:h text:style-name="Heading_20_2" text:outline-level="2"><text:bookmark text:name="graphics"/>Graphics</text:h>
      <text:p text:style-name="Text_20_body">The Android framework offers a variety of <text:a xlink:type="simple" xlink:href="https://source.android.com/devices/graphics">graphics</text:a>-rendering APIs for 2D and 3D that interact with manufacturer implementations of graphics drivers.</text:p>
      <text:h text:style-name="Heading_20_2" text:outline-level="2"><text:bookmark text:name="interactioninput"/>Interaction/Input</text:h>
      <text:p text:style-name="Text_20_body"><text:bookmark text:name="interactioninput1"/></text:p>
      <text:p text:style-name="Text_20_body">The Android <text:a xlink:type="simple" xlink:href="https://source.android.com/devices/input/">interaction/input</text:a> subsystem consists of an event pipeline that traverses multiple layers of the system and supports automotive, neural networks, peripherals, sensors, and TV.</text:p>
      <text:h text:style-name="Heading_20_2" text:outline-level="2"><text:bookmark text:name="media"/>Media</text:h>
      <text:p text:style-name="Text_20_body">Android includes Stagefright, a <text:a xlink:type="simple" xlink:href="https://source.android.com/devices/media/">media</text:a> playback engine at the native level that has built-in software-based codecs for popular media formats.</text:p>
      <text:h text:style-name="Heading_20_2" text:outline-level="2"><text:bookmark text:name="storage"/>Storage</text:h>
      <text:p text:style-name="Text_20_body">All versions of Android support traditional <text:a xlink:type="simple" xlink:href="https://source.android.com/devices/storage/">storage</text:a> with support for adoptable storage arriving in Android 6.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6:56:59.009494295</meta:creation-date>
    <dc:date>2019-07-05T16:59:25.368806909</dc:date>
    <meta:editing-duration>P0D</meta:editing-duration>
    <meta:editing-cycles>1</meta:editing-cycles>
    <meta:document-statistic meta:table-count="0" meta:image-count="0" meta:object-count="0" meta:page-count="1" meta:paragraph-count="17" meta:word-count="200" meta:character-count="1437" meta:non-whitespace-character-count="1254"/>
    <meta:generator>LibreOffice/4.2.8.2$Linux_X86_64 LibreOffice_project/420m0$Build-2</meta:generator>
  </office:meta>
</office:document-meta>
</file>